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5.58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Cabeça</text:p>
          </table:table-cell>
          <table:table-cell table:style-name="ce1" office:value-type="string">
            <text:p>Pescoço</text:p>
          </table:table-cell>
          <table:table-cell table:style-name="ce1" office:value-type="string">
            <text:p>Tronco</text:p>
          </table:table-cell>
          <table:table-cell table:style-name="ce1" office:value-type="string">
            <text:p>Membros</text:p>
          </table:table-cell>
          <table:table-cell table:style-name="ce1" office:value-type="string">
            <text:p>Patas</text:p>
          </table:table-cell>
          <table:table-cell table:style-name="ce1" office:value-type="string">
            <text:p>Cauda</text:p>
          </table:table-cell>
        </table:table-row>
        <table:table-row table:style-name="ro3">
          <table:table-cell office:value-type="string">
            <text:p>KRP_BRI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4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5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6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BRI_007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BRI_008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BRI_009</text:p>
          </table:table-cell>
          <table:table-cell/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1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2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3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4</text:p>
          </table:table-cell>
          <table:table-cell office:value-type="string">
            <text:p>Arredondada com chifres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5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6</text:p>
          </table:table-cell>
          <table:table-cell/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7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8</text:p>
          </table:table-cell>
          <table:table-cell office:value-type="string">
            <text:p>Arredondada com concavidade e chifres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RNA_009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0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4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5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6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RNA_017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CB4_001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Artio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CB4_002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</table:table-row>
        <table:table-row table:style-name="ro3">
          <table:table-cell office:value-type="string">
            <text:p>KRP_CB4_003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</table:table-row>
        <table:table-row table:style-name="ro3">
          <table:table-cell office:value-type="string">
            <text:p>KRP_CB4_004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</table:table-row>
        <table:table-row table:style-name="ro3">
          <table:table-cell office:value-type="string">
            <text:p>KRP_CB4_005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CB4_006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CGA_001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LMR_001</text:p>
          </table:table-cell>
          <table:table-cell office:value-type="string">
            <text:p>Circular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JR2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PDV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PDV_002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PDS_001</text:p>
          </table:table-cell>
          <table:table-cell office:value-type="string">
            <text:p>Circular com língua</text:p>
          </table:table-cell>
          <table:table-cell office:value-type="string">
            <text:p>N.R.</text:p>
          </table:table-cell>
          <table:table-cell office:value-type="string">
            <text:p>Circular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EDJ_001</text:p>
          </table:table-cell>
          <table:table-cell table:number-columns-repeated="2"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24</text:p>
          </table:table-cell>
          <table:table-cell office:value-type="string">
            <text:p>Linh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KRP_SC1_001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Penta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KRP_PDF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PDF_002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PDF_003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KRP_CD1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SB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SB_002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SB_003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SB_004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MG_001</text:p>
          </table:table-cell>
          <table:table-cell office:value-type="string">
            <text:p>Retangular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Tetra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MG_002</text:p>
          </table:table-cell>
          <table:table-cell/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FDM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FDM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FDM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FDV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4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5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6</text:p>
          </table:table-cell>
          <table:table-cell office:value-type="string">
            <text:p>Arredondada com concavidade e chifres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FDV_007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LDC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</table:table-row>
        <table:table-row table:style-name="ro3">
          <table:table-cell office:value-type="string">
            <text:p>MXT_LDC_002</text:p>
          </table:table-cell>
          <table:table-cell office:value-type="string">
            <text:p>Retangular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LCZ_001</text:p>
          </table:table-cell>
          <table:table-cell table:number-columns-repeated="2"/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LCZ_002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LCZ_003</text:p>
          </table:table-cell>
          <table:table-cell office:value-type="string">
            <text:p>Arredondad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LCZ_004</text:p>
          </table:table-cell>
          <table:table-cell office:value-type="string">
            <text:p>Arredondad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LCZ_005</text:p>
          </table:table-cell>
          <table:table-cell office:value-type="string">
            <text:p>Arredondad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LCZ_006</text:p>
          </table:table-cell>
          <table:table-cell office:value-type="string">
            <text:p>Arredondada com chifres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SDE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SDE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SDE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SDE_004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5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6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7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8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09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0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2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3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SDE_014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SDE_015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SVO_001</text:p>
          </table:table-cell>
          <table:table-cell office:value-type="string">
            <text:p>Arredondada com chifres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SVO_002</text:p>
          </table:table-cell>
          <table:table-cell/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</table:table-row>
        <table:table-row table:style-name="ro3">
          <table:table-cell office:value-type="string">
            <text:p>MXT_TU1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</table:table-row>
        <table:table-row table:style-name="ro3">
          <table:table-cell office:value-type="string">
            <text:p>MXT_TU1_002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</table:table-row>
        <table:table-row table:style-name="ro3">
          <table:table-cell office:value-type="string">
            <text:p>MXT_TU1_003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</table:table-row>
        <table:table-row table:style-name="ro3">
          <table:table-cell office:value-type="string">
            <text:p>MXT_TU1_004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TDG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TDG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</table:table-row>
        <table:table-row table:style-name="ro3">
          <table:table-cell office:value-type="string">
            <text:p>MXT_TGR_001</text:p>
          </table:table-cell>
          <table:table-cell office:value-type="string">
            <text:p>Arredondada</text:p>
          </table:table-cell>
          <table:table-cell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TGR_002</text:p>
          </table:table-cell>
          <table:table-cell office:value-type="string">
            <text:p>Arredondada</text:p>
          </table:table-cell>
          <table:table-cell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</table:table-row>
        <table:table-row table:style-name="ro3">
          <table:table-cell office:value-type="string">
            <text:p>MXT_TGR_003</text:p>
          </table:table-cell>
          <table:table-cell table:number-columns-repeated="2"/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TGR_004</text:p>
          </table:table-cell>
          <table:table-cell/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</table:table-row>
        <table:table-row table:style-name="ro3">
          <table:table-cell office:value-type="string">
            <text:p>MXT_LDP_001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</table:table-row>
        <table:table-row table:style-name="ro3" table:number-rows-repeated="104847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lanilh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2">22/10/2022</text:date>, <text:time>15:02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Fonseca</meta:initial-creator>
    <meta:creation-date>2022-10-09T14:45:55.12</meta:creation-date>
    <dc:date>2022-10-22T15:02:50.21</dc:date>
    <dc:creator>Thiago Fonseca</dc:creator>
    <meta:editing-duration>PT5M48S</meta:editing-duration>
    <meta:editing-cycles>3</meta:editing-cycles>
    <meta:generator>OpenOffice/4.1.13$Win32 OpenOffice.org_project/4113m1$Build-9810</meta:generator>
    <meta:document-statistic meta:table-count="3" meta:cell-count="670" meta:object-count="0"/>
  </office:meta>
</office:document-meta>
</file>